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ndale Sans UI" svg:font-family="'Andale Sans UI'" style:font-pitch="variable"/>
    <style:font-face style:name="SunSans-Regular" svg:font-family="SunSans-Regular"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office:font-face-decls>
  <office:automatic-styles>
    <style:style style:name="P1" style:family="paragraph" style:parent-style-name="Heading_20_3">
      <style:paragraph-properties fo:text-align="center" style:justify-single-word="false"/>
    </style:style>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3">
      <style:text-properties style:text-underline-style="none"/>
    </style:style>
    <style:style style:name="P5" style:family="paragraph" style:parent-style-name="Standard">
      <style:text-properties style:text-underline-style="none"/>
    </style:style>
    <style:style style:name="P6" style:family="paragraph" style:parent-style-name="Heading_20_3">
      <style:paragraph-properties fo:text-align="center" style:justify-single-word="false" fo:break-before="page"/>
    </style:style>
    <style:style style:name="P7" style:family="paragraph" style:parent-style-name="Standard">
      <style:paragraph-properties fo:text-align="start" style:justify-single-word="false" style:text-autospace="none" style:writing-mode="lr-tb"/>
      <style:text-properties style:text-outline="false" style:text-line-through-style="none" style:font-name="Thorndale"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8" style:family="paragraph" style:parent-style-name="Standard" style:list-style-name="L4">
      <style:paragraph-properties fo:text-align="start" style:justify-single-word="false" style:text-autospace="none" style:writing-mode="lr-tb"/>
      <style:text-properties style:text-outline="false" style:text-line-through-style="none" style:font-name="Thorndale"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9" style:family="paragraph" style:parent-style-name="Standard" style:list-style-name="L4">
      <style:text-properties style:text-outline="false" style:text-line-through-style="none" style:font-name="Thorndale"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10" style:family="paragraph" style:parent-style-name="Standard">
      <style:text-properties style:text-outline="false" style:text-line-through-style="none" style:font-name="Thorndale"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11" style:family="paragraph" style:parent-style-name="Standard" style:list-style-name="L5">
      <style:text-properties style:text-outline="false" style:text-line-through-style="none" style:font-name="Thorndale"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12" style:family="paragraph" style:parent-style-name="Standard" style:list-style-name="L5">
      <style:text-properties fo:color="#000000" style:text-outline="false" style:text-line-through-style="none" style:font-name="Thorndale"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13" style:family="paragraph" style:parent-style-name="Standard">
      <style:text-properties fo:color="#000000" style:text-outline="false" style:text-line-through-style="none" style:font-name="Thorndale"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14" style:family="paragraph" style:parent-style-name="Standard" style:list-style-name="L5">
      <style:text-properties style:text-outline="false" style:text-line-through-style="none" style:font-name="Thorndale" fo:font-size="12pt" fo:font-style="normal" fo:text-shadow="none" style:text-underline-style="none" fo:font-weight="normal" style:font-name-asian="SunSans-Regular" style:font-size-asian="12pt" style:font-style-asian="normal" style:font-weight-asian="normal" style:font-name-complex="SunSans-Regular" style:font-size-complex="12pt" style:font-style-complex="normal" style:font-weight-complex="normal" style:text-emphasize="none"/>
    </style:style>
    <style:style style:name="P15" style:family="paragraph" style:parent-style-name="Standard">
      <style:text-properties style:text-outline="false" style:text-line-through-style="none" style:font-name="Thorndale" fo:font-size="12pt" fo:font-style="normal" fo:text-shadow="none" style:text-underline-style="none" fo:font-weight="normal" style:font-name-asian="SunSans-Regular" style:font-size-asian="12pt" style:font-style-asian="normal" style:font-weight-asian="normal" style:font-name-complex="SunSans-Regular" style:font-size-complex="12pt" style:font-style-complex="normal" style:font-weight-complex="normal" style:text-emphasize="none"/>
    </style:style>
    <style:style style:name="P16" style:family="paragraph" style:parent-style-name="Standard" style:list-style-name="L6">
      <style:paragraph-properties fo:text-align="start" style:justify-single-word="false" style:text-autospace="none" style:writing-mode="lr-tb"/>
      <style:text-properties style:text-outline="false" style:text-line-through-style="none" style:font-name="Thorndale"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17" style:family="paragraph" style:parent-style-name="Standard" style:list-style-name="L6">
      <style:text-properties fo:color="#000000" style:text-outline="false" style:text-line-through-style="none" style:font-name="Thorndale"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18" style:family="paragraph" style:parent-style-name="Standard" style:list-style-name="L6">
      <style:text-properties style:text-outline="false" style:text-line-through-style="none" style:font-name="Thorndale"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19" style:family="paragraph" style:parent-style-name="Standard">
      <style:text-properties style:font-name="Thorndale" fo:font-size="12pt" fo:font-weight="normal" style:font-size-asian="12pt" style:font-weight-asian="normal" style:font-size-complex="12pt" style:font-weight-complex="normal"/>
    </style:style>
    <style:style style:name="T1" style:family="text">
      <style:text-properties style:text-underline-style="none"/>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Questionnaire for inclusion of a component into Update Center</text:h>
      <text:p text:style-name="Standard"/>
      <text:p text:style-name="Standard">The questionnaire is divided into three sets :</text:p>
      <text:list text:style-name="L2">
        <text:list-item>
          <text:p text:style-name="P2">Developer Artifacts/GlassFish Ecosystem</text:p>
        </text:list-item>
        <text:list-item>
          <text:p text:style-name="P2">Testing and Performance</text:p>
        </text:list-item>
        <text:list-item>
          <text:p text:style-name="P2">Documentation, Training and Support</text:p>
        </text:list-item>
      </text:list>
      <text:p text:style-name="Standard"/>
      <text:p text:style-name="Standard">Questionnaire Submit/Review process for the runtime component representative :</text:p>
      <text:list text:style-name="L3">
        <text:list-item>
          <text:p text:style-name="P3">Use this template to prepare a response to the questionnaire and send it for review to the Update Center Pteam alias: updatecenter<text:a xlink:type="simple" xlink:href="mailto:javaee-sdk-pteam@sun.com">@sun.com </text:a><text:span text:style-name="T1">atleast three days before the meeting giving sufficient time for the Pteam members to review and come prepared for the discussion in the meeting.</text:span></text:p>
        </text:list-item>
        <text:list-item>
          <text:p text:style-name="P4">Please use the following convention for naming your response doc : </text:p>
          <text:list>
            <text:list-item>
              <text:p text:style-name="P4">ucqnr_&lt;component name&gt;.odt</text:p>
            </text:list-item>
          </text:list>
        </text:list-item>
        <text:list-item>
          <text:p text:style-name="P4">The response will get reviewed in the Update Center Pteam meeting. Final approval will be given by Application Server Core team. </text:p>
        </text:list-item>
        <text:list-item>
          <text:p text:style-name="P4">The runtime component representative can then take this feedback and update the response accordingly and send it for a final review to the same alias. This final review can happen over the email and once the response doc is finalized and agreed upon by the Update Center PTeam, it can be used as a checklist from there on.</text:p>
        </text:list-item>
      </text:list>
      <text:p text:style-name="P5"/>
      <text:p text:style-name="P5">If you have any questions/comments, please contact nazrul.islam<text:a xlink:type="simple" xlink:href="mailto:chinmay.mehta@sun.com">@sun.com</text:a></text:p>
      <text:p text:style-name="P5"/>
      <text:p text:style-name="P5">The next few pages lists the questions divided into three sets as mentioned above.</text:p>
      <text:h text:style-name="P6" text:outline-level="3">Questionnaire : Developer Artifacts/GlassFish Ecosystem</text:h>
      <text:p text:style-name="P7"/>
      <text:list text:style-name="L4">
        <text:list-item>
          <text:p text:style-name="P8">Do you have approval for PLC Phase 2 exit review from your component PAC?</text:p>
        </text:list-item>
      </text:list>
      <text:p text:style-name="P7"/>
      <text:p text:style-name="P7">Dynamic Faces is an experimental technology and did not go through PLC.</text:p>
      <text:p text:style-name="P7"/>
      <text:list text:style-name="L4" text:continue-numbering="true">
        <text:list-item>
          <text:p text:style-name="P8">What is your release schedule and component roadmap? </text:p>
        </text:list-item>
      </text:list>
      <text:p text:style-name="P7"/>
      <text:p text:style-name="P7">Dynamic Faces is in the maintenance phase of its lifecycle</text:p>
      <text:p text:style-name="P7"/>
      <text:list text:style-name="L4" text:continue-numbering="true">
        <text:list-item>
          <text:p text:style-name="P9">By what date will all the functional and design specs for the component complete?</text:p>
        </text:list-item>
      </text:list>
      <text:p text:style-name="P10"/>
      <text:p text:style-name="P10">All the functional and design specs have been completed since roughly March 2007</text:p>
      <text:p text:style-name="P10"/>
      <text:list text:style-name="L4" text:continue-numbering="true">
        <text:list-item>
          <text:p text:style-name="P8">Will the tools support fully implemented for the component before the final integration date? (Y/N)</text:p>
        </text:list-item>
      </text:list>
      <text:p text:style-name="P7"/>
      <text:p text:style-name="P7">The tools support for Dynamic Faces is integrated into the Visual Web Pack and has been complete since roughly May 2007.</text:p>
      <text:p text:style-name="P7"/>
      <text:list text:style-name="L4" text:continue-numbering="true">
        <text:list-item>
          <text:p text:style-name="P8">Is the platforms and configurations support matrix in sync with overall GlassFish matrix? (Y/N)</text:p>
        </text:list-item>
      </text:list>
      <text:p text:style-name="P7"/>
      <text:p text:style-name="P7">Y</text:p>
      <text:p text:style-name="P7"/>
      <text:list text:style-name="L4" text:continue-numbering="true">
        <text:list-item>
          <text:p text:style-name="P8">What are the minimum system requirements for this component?</text:p>
        </text:list-item>
      </text:list>
      <text:p text:style-name="P7"/>
      <text:p text:style-name="P7">The same as for Glassfish</text:p>
      <text:p text:style-name="P7"/>
      <text:list text:style-name="L4" text:continue-numbering="true">
        <text:list-item>
          <text:p text:style-name="P8">Are there any known compatibility issues? (Y/N)</text:p>
        </text:list-item>
      </text:list>
      <text:p text:style-name="P7"/>
      <text:p text:style-name="P7">There are no known unaddressed compatibility issues.</text:p>
      <text:p text:style-name="P7"/>
      <text:list text:style-name="L4" text:continue-numbering="true">
        <text:list-item>
          <text:p text:style-name="P8">What are the other delivery vehicles for this component?</text:p>
        </text:list-item>
      </text:list>
      <text:p text:style-name="P7"/>
      <text:p text:style-name="P7">SWDP and Visual Web Pack</text:p>
      <text:p text:style-name="P7"/>
      <text:list text:style-name="L4" text:continue-numbering="true">
        <text:list-item>
          <text:p text:style-name="P8">What is the download size of this component bundle?</text:p>
        </text:list-item>
      </text:list>
      <text:p text:style-name="P7"/>
      <text:p text:style-name="P7">Approximately 6MB uncompressed, 4MB compressed.</text:p>
      <text:p text:style-name="P7"/>
      <text:list text:style-name="L4" text:continue-numbering="true">
        <text:list-item>
          <text:p text:style-name="P8">Provide a list of third party dependencies and libraries, license types and specify whether they will be approved by legal before the final integration date. Please provide URL to the product page and to the license.</text:p>
        </text:list-item>
      </text:list>
      <text:p text:style-name="P7"/>
      <text:p text:style-name="P7">All third party dependencies have been through the OSR process and the OSR numbers are available upon request. <text:s/></text:p>
      <text:p text:style-name="P7"/>
      <text:p text:style-name="P7">For your information, the third party dependencies inclued apache shale remoting, prototype JavaScript library, facelets, commons-beanutils, commons-collections, and commons digester.</text:p>
      <text:p text:style-name="P7"/>
      <text:list text:style-name="L4" text:continue-numbering="true">
        <text:list-item>
          <text:p text:style-name="P8">Who will be your representative to provide support and monitor forum?</text:p>
        </text:list-item>
      </text:list>
      <text:p text:style-name="P7"/>
      <text:p text:style-name="P7">Ed Burns &lt;ed.burns@sun.com&gt;</text:p>
      <text:p text:style-name="P7"/>
      <text:list text:style-name="L4" text:continue-numbering="true">
        <text:list-item>
          <text:p text:style-name="P8">What type of license is currently associated with your component?</text:p>
        </text:list-item>
      </text:list>
      <text:p text:style-name="P7"/>
      <text:p text:style-name="P7">CDDLv1.0</text:p>
      <text:p text:style-name="P7"/>
      <text:list text:style-name="L4" text:continue-numbering="true">
        <text:list-item>
          <text:p text:style-name="P8">Is this component open source? If not what is the plan towards open sourcing this component?</text:p>
        </text:list-item>
      </text:list>
      <text:p text:style-name="P7"/>
      <text:p text:style-name="P7">Yes</text:p>
      <text:p text:style-name="P7"/>
      <text:list text:style-name="L4" text:continue-numbering="true">
        <text:list-item>
          <text:p text:style-name="P8">Please provide community statistics as follows : # of active users, # of downloads, forums?</text:p>
        </text:list-item>
      </text:list>
      <text:p text:style-name="P7"/>
      <text:p text:style-name="P7">Estimates: Less than 100. <text:s/>Several hundred, there is one forum with very light traffic.</text:p>
      <text:p text:style-name="P7"/>
      <text:list text:style-name="L4" text:continue-numbering="true">
        <text:list-item>
          <text:p text:style-name="P8">Are you familiar with add-on interfaces from GlassFish? Will you be able to support install, un-install and update of your module?</text:p>
        </text:list-item>
      </text:list>
      <text:p text:style-name="P7"/>
      <text:p text:style-name="P7">I am not familiar with the add-on interface from GlassFish, but I will support install, uninstall and update.</text:p>
      <text:p text:style-name="P7"/>
      <text:list text:style-name="L4" text:continue-numbering="true">
        <text:list-item>
          <text:p text:style-name="P8">Are you planning to evangelize your module after it is hosted on Update Center. Please provide statistics on # of articles/blogs/screencasts that you have done so far. </text:p>
        </text:list-item>
      </text:list>
      <text:p text:style-name="P7"/>
      <text:p text:style-name="P7">Yes, I am. <text:s/>There have been about 10 blogs about it, and I've done three or four screencasts.</text:p>
      <text:p text:style-name="P7"/>
      <text:list text:style-name="L4" text:continue-numbering="true">
        <text:list-item>
          <text:p text:style-name="P8">Does your module work with the latest version of GlassFish? </text:p>
        </text:list-item>
      </text:list>
      <text:p text:style-name="P7"/>
      <text:p text:style-name="P7">Yes</text:p>
      <text:list text:style-name="L4" text:continue-numbering="true">
        <text:list-header>
          <text:p text:style-name="P8"/>
        </text:list-header>
        <text:list-item>
          <text:p text:style-name="P8">Are you able to provide the necessary documentation for the “details” section of Update Center? Overview, technical details and support information for the module is required. <text:s/></text:p>
        </text:list-item>
      </text:list>
      <text:p text:style-name="P7">Yes.</text:p>
      <text:p text:style-name="P7"/>
      <text:p text:style-name="P7"/>
      <text:p text:style-name="P7"/>
      <text:p text:style-name="P7"/>
      <text:p text:style-name="Standard"/>
      <text:p text:style-name="Standard"/>
      <text:h text:style-name="P1" text:outline-level="3">Questionnaire : Testing and Performance</text:h>
      <text:p text:style-name="Standard"/>
      <text:list text:style-name="L5">
        <text:list-item>
          <text:p text:style-name="P11">Does this component have test plans and test specs to cover all the functional specs and design? (Y/N) List exceptions if any.</text:p>
        </text:list-item>
      </text:list>
      <text:p text:style-name="P10">No.</text:p>
      <text:p text:style-name="P10"/>
      <text:list text:style-name="L5" text:continue-numbering="true">
        <text:list-item>
          <text:p text:style-name="P11">Will these test plans and test specs fully implemented for this release? (Y/N) List exceptions if any.</text:p>
        </text:list-item>
      </text:list>
      <text:p text:style-name="P10">No.</text:p>
      <text:p text:style-name="P10"/>
      <text:list text:style-name="L5" text:continue-numbering="true">
        <text:list-item>
          <text:p text:style-name="P11">Who will be your quality representative to participate in the overall integration testing? Participation is required for writing test plan, test spec as well as for test development and execution.</text:p>
        </text:list-item>
      </text:list>
      <text:p text:style-name="P10">Ed Burns</text:p>
      <text:p text:style-name="P10"/>
      <text:list text:style-name="L5" text:continue-numbering="true">
        <text:list-item>
          <text:p text:style-name="P11">Who will be your quality representative to participate in download testing?</text:p>
        </text:list-item>
      </text:list>
      <text:p text:style-name="P10"/>
      <text:p text:style-name="P10">Ed Burns</text:p>
      <text:p text:style-name="P10"/>
      <text:list text:style-name="L5" text:continue-numbering="true">
        <text:list-item>
          <text:p text:style-name="P11">Is code coverage measured for this component? (Y/N)</text:p>
        </text:list-item>
      </text:list>
      <text:p text:style-name="P10">No.</text:p>
      <text:p text:style-name="P10"/>
      <text:list text:style-name="L5" text:continue-numbering="true">
        <text:list-item>
          <text:p text:style-name="P11">The component quality team will be responsible for both pre as well as post integration testing and providing results and execution logs for the same. Is this component team set up to meet this requirement? (Y/N)</text:p>
        </text:list-item>
      </text:list>
      <text:p text:style-name="P10">No</text:p>
      <text:p text:style-name="P10"/>
      <text:list text:style-name="L5" text:continue-numbering="true">
        <text:list-item>
          <text:p text:style-name="P12">Is there an automated Basic Acceptance Test Suite available for this component that can be used by other components for pre-integration testing if required? (Y/N)</text:p>
        </text:list-item>
      </text:list>
      <text:p text:style-name="P13">No.</text:p>
      <text:p text:style-name="P13"/>
      <text:list text:style-name="L5" text:continue-numbering="true">
        <text:list-item>
          <text:p text:style-name="P11">Specify the <text:s/>load (# of users) used for stress/load testing for your component.</text:p>
        </text:list-item>
      </text:list>
      <text:p text:style-name="P10">Not stress tested.</text:p>
      <text:p text:style-name="P10"/>
      <text:list text:style-name="L5" text:continue-numbering="true">
        <text:list-item>
          <text:p text:style-name="P14">How is performance measured for this component?</text:p>
        </text:list-item>
      </text:list>
      <text:p text:style-name="P15"/>
      <text:p text:style-name="P15">It hasn't been tested for performanc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1" text:outline-level="3">Questionnaire : Documentation, Training and Support</text:h>
      <text:p text:style-name="Standard"/>
      <text:list text:style-name="L6">
        <text:list-item>
          <text:p text:style-name="P16">Does the documentation get reviewed by cross functional teams for this component? (Y/N)</text:p>
        </text:list-item>
      </text:list>
      <text:p text:style-name="P7"/>
      <text:p text:style-name="P7">Yes.</text:p>
      <text:p text:style-name="P7"/>
      <text:list text:style-name="L6" text:continue-numbering="true">
        <text:list-item>
          <text:p text:style-name="P16">Does the bundled documentation for this component get tested by the quality team? (Y/N)</text:p>
        </text:list-item>
      </text:list>
      <text:p text:style-name="P7"/>
      <text:p text:style-name="P7">Yes.</text:p>
      <text:p text:style-name="P7"/>
      <text:list text:style-name="L6" text:continue-numbering="true">
        <text:list-item>
          <text:p text:style-name="P16">Will you be able to provide a component summary, including URLs to component documentation, technical details, support and training information before the final integration date? (Y/N)</text:p>
        </text:list-item>
      </text:list>
      <text:p text:style-name="P7"/>
      <text:p text:style-name="P7">Yes</text:p>
      <text:p text:style-name="P7"/>
      <text:list text:style-name="L6" text:continue-numbering="true">
        <text:list-item>
          <text:p text:style-name="P17">Will samples/blueprints be provided to demonstrate all the new features for the component for this release? (Y/N)</text:p>
        </text:list-item>
      </text:list>
      <text:p text:style-name="P13">Yes.</text:p>
      <text:p text:style-name="P13"/>
      <text:list text:style-name="L6" text:continue-numbering="true">
        <text:list-item>
          <text:p text:style-name="P18">What is the training plan for this component? Please specify the training plan for internal as well as external customers.</text:p>
        </text:list-item>
      </text:list>
      <text:p text:style-name="P10"/>
      <text:p text:style-name="P10">There is no training plan</text:p>
      <text:p text:style-name="P10"/>
      <text:list text:style-name="L6" text:continue-numbering="true">
        <text:list-item>
          <text:p text:style-name="P16">What is the support plan for this component? Please specify the support plan for internal as well as external customers.</text:p>
        </text:list-item>
      </text:list>
      <text:p text:style-name="P7"/>
      <text:p text:style-name="P7">There support plan is best effort from Ed Burns.</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ndale Sans UI" svg:font-family="'Andale Sans UI'" style:font-pitch="variable"/>
    <style:font-face style:name="SunSans-Regular" svg:font-family="SunSans-Regular"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Andale Sans UI" style:font-size-asian="14pt" style:font-name-complex="Tahoma" style:font-size-complex="14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Sparc OpenOffice.org_project/680m7$Build-9044</meta:generator>
    <meta:creation-date>2006-03-07T14:33:15</meta:creation-date>
    <dc:creator>Edward Burns</dc:creator>
    <dc:date>2007-08-28T15:51:00</dc:date>
    <dc:language>en-US</dc:language>
    <meta:editing-cycles>14</meta:editing-cycles>
    <meta:editing-duration>PT2H52M3S</meta:editing-duration>
    <meta:user-defined meta:name="Info 1"/>
    <meta:user-defined meta:name="Info 2"/>
    <meta:user-defined meta:name="Info 3"/>
    <meta:user-defined meta:name="Info 4"/>
    <meta:document-statistic meta:table-count="0" meta:image-count="0" meta:object-count="0" meta:page-count="5" meta:paragraph-count="83" meta:word-count="992" meta:character-count="6135"/>
  </office:meta>
</office:document-meta>
</file>